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olas" svg:font-family="Consolas"/>
    <style:font-face style:name="Segoe UI Symbol" svg:font-family="'Segoe UI Symbol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748cm" fo:margin-left="0cm" table:align="left" style:may-break-between-rows="true" style:writing-mode="lr-tb"/>
    </style:style>
    <style:style style:name="Таблица1.A" style:family="table-column">
      <style:table-column-properties style:column-width="8.373cm"/>
    </style:style>
    <style:style style:name="Таблица1.B" style:family="table-column">
      <style:table-column-properties style:column-width="8.375cm"/>
    </style:style>
    <style:style style:name="Таблица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1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1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24" style:family="table-row">
      <style:table-row-properties style:min-row-height="0.75cm"/>
    </style:style>
    <style:style style:name="Таблица1.A2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A2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1.B2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left="0.026cm" fo:margin-right="0cm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.026cm" fo:margin-right="0cm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4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5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8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en" fo:country="US" fo:font-weight="normal" officeooo:rsid="001f9faa" officeooo:paragraph-rsid="001f9faa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4pt" fo:language="en" fo:country="US" fo:font-weight="normal" officeooo:rsid="001f9faa" officeooo:paragraph-rsid="001f9faa" fo:background-color="transparen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ru" fo:country="RU" fo:font-weight="normal" officeooo:rsid="001f9faa" officeooo:paragraph-rsid="001f9faa" fo:background-color="transparent" style:font-name-asian="Calibri1" style:font-size-asian="14pt" style:font-name-complex="Calibri1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Times New Roman" fo:font-size="15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4pt" fo:font-weight="normal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>
      <style:paragraph-properties fo:line-height="100%" fo:text-align="center" style:justify-single-word="false"/>
      <style:text-properties fo:language="en" fo:country="US" officeooo:rsid="001e66d8" officeooo:paragraph-rsid="001e66d8"/>
    </style:style>
    <style:style style:name="P21" style:family="paragraph" style:parent-style-name="Standard">
      <style:paragraph-properties fo:line-height="100%" fo:text-align="start" style:justify-single-word="false"/>
      <style:text-properties fo:language="en" fo:country="US" officeooo:rsid="001e66d8" officeooo:paragraph-rsid="001e66d8"/>
    </style:style>
    <style:style style:name="P22" style:family="paragraph" style:parent-style-name="Standard">
      <style:paragraph-properties fo:line-height="100%" fo:text-align="start" style:justify-single-word="false"/>
      <style:text-properties fo:language="ru" fo:country="RU" officeooo:rsid="001e66d8" officeooo:paragraph-rsid="001e66d8"/>
    </style:style>
    <style:style style:name="P23" style:family="paragraph" style:parent-style-name="Standard">
      <style:paragraph-properties fo:margin-left="0.026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margin-left="0.026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left="0.026cm" fo:margin-right="0cm" fo:line-height="100%" fo:text-align="center" style:justify-single-word="false" fo:text-indent="0cm" style:auto-text-indent="false"/>
      <style:text-properties style:use-window-font-color="true" style:font-name="Times New Roman" fo:font-size="15pt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margin-left="0.026cm" fo:margin-right="0cm" fo:line-height="100%" fo:text-align="start" style:justify-single-word="false" fo:text-indent="0cm" style:auto-text-indent="false"/>
      <style:text-properties style:use-window-font-color="true" style:font-name="Times New Roman" fo:font-size="15pt" fo:font-weight="normal" fo:background-color="transparent" style:font-name-asian="Times New Roman" style:font-name-complex="Times New Roman"/>
    </style:style>
    <style:style style:name="P27" style:family="paragraph" style:parent-style-name="Standard">
      <style:paragraph-properties fo:margin-left="0.026cm" fo:margin-right="0cm" fo:line-height="100%" fo:text-align="start" style:justify-single-word="false" fo:text-indent="0cm" style:auto-text-indent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fo:margin-left="0.026cm" fo:margin-right="0cm" fo:line-height="100%" fo:text-align="center" style:justify-single-word="false" fo:text-indent="0cm" style:auto-text-indent="false"/>
      <style:text-properties style:use-window-font-color="true" style:font-name="Times New Roman" fo:font-size="18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24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24pt" fo:font-weight="normal" officeooo:rsid="001e66d8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8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size="15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style:font-name="Times New Roman" fo:font-size="14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style:font-name="Times New Roman" fo:font-size="14pt" fo:language="ru" fo:country="RU" fo:font-weight="normal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language="en" fo:country="US" fo:font-weight="normal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style:font-name="Times New Roman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Segoe UI Symbol" fo:font-size="24pt" fo:font-weight="normal" fo:background-color="transparent" loext:char-shading-value="0" style:font-name-asian="Segoe UI Symbol" style:font-name-complex="Segoe UI Symbol"/>
    </style:style>
    <style:style style:name="T12" style:family="text">
      <style:text-properties fo:color="#000000" style:font-name="Consolas" fo:font-size="9.5pt" fo:font-weight="normal" fo:background-color="transparent" loext:char-shading-value="0" style:font-name-asian="Consolas" style:font-name-complex="Consolas"/>
    </style:style>
    <style:style style:name="T13" style:family="text">
      <style:text-properties fo:color="#000000" style:font-name="Times New Roman" fo:font-size="14pt" fo:font-weight="normal" fo:background-color="transparent" loext:char-shading-value="0" style:font-name-asian="Times New Roman" style:font-name-complex="Times New Roman"/>
    </style:style>
    <style:style style:name="T14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Язык описания аппаратуры EHDL.</text:p>
      <text:p text:style-name="P5">Официальная документация.</text:p>
      <text:p text:style-name="P12"/>
      <text:p text:style-name="P5">Документация к заголовочному файлу</text:p>
      <text:p text:style-name="P1"><text:span text:style-name="T1">“esl.h” версии 0.12.</text:span><text:span text:style-name="T2">3</text:span><text:span text:style-name="T1"> и выше. </text:span></text:p>
      <text:p text:style-name="P1"><text:span text:style-name="T1">Редакция </text:span><text:span text:style-name="T11">№</text:span><text:span text:style-name="T1">12</text:span></text:p>
      <text:p text:style-name="P13"/>
      <text:p text:style-name="P6">Обзор доступных функций</text:p>
      <text:p text:style-name="P12"/>
      <text:p text:style-name="P12"/>
      <text:p text:style-name="P1"><text:span text:style-name="T3">Раздел #1 «Логические элементы»</text:span></text:p>
      <text:p text:style-name="P12"/>
      <text:p text:style-name="P7">And()</text:p>
      <text:p text:style-name="P8">Прототип: int And(usi args[], usi* out);</text:p>
      <text:p text:style-name="P3"><text:span text:style-name="T5">Данная функция выполняет роль логического элемента «И», возвращает 1 если все элементы args[] равны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23"/>
      <text:p text:style-name="P25">Or()</text:p>
      <text:p text:style-name="P27">Прототип: int Or(usi args[], usi* out);</text:p>
      <text:p text:style-name="P3"><text:span text:style-name="T5">Данная функция выполняет роль логического элемента «Или», возвращает 1 если хотя бы один из <text:s/>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23"/>
      <text:p text:style-name="P25">Not()</text:p>
      <text:p text:style-name="P27">Прототип: int Not(usi i1, usi* out);</text:p>
      <text:p text:style-name="P3"><text:span text:style-name="T5">Данная функция выполняет роль логического элемента «Не», возвращает 1 если аргумент равен 0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23"/>
      <text:p text:style-name="P25">Nand()</text:p>
      <text:p text:style-name="P27">Прототип: int Nand(usi args[], usi len, usi digits);</text:p>
      <text:p text:style-name="P3"><text:span text:style-name="T5">Данная функция выполняет роль логического элемента «И-Не», возвращает 0 если все элементы args[] равны 1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</text:span><text:soft-page-break/><text:span text:style-name="T5">элементе массива.</text:span></text:p>
      <text:p text:style-name="P23"/>
      <text:p text:style-name="P25">Xor()</text:p>
      <text:p text:style-name="P27">Прототип: int Xor(usi args[], usi* out);</text:p>
      <text:p text:style-name="P3"><text:span text:style-name="T5">Данная функция выполняет роль логического элемента «Исключающее Или», возвращает 1 если один из 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23"/>
      <text:p text:style-name="P25">Nor()</text:p>
      <text:p text:style-name="P27">Прототип: int Nor(usi args[], usi* out);</text:p>
      <text:p text:style-name="P3"><text:span text:style-name="T5">Данная функция выполняет роль логического элемента «Или-Не», возвращает 1 если все элементы args[] равны 0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23"/>
      <text:p text:style-name="P25">d_trigg()</text:p>
      <text:p text:style-name="P27">Прототип: int d_trigg(usi dataIn, usi powerIn, usi digits);</text:p>
      <text:p text:style-name="P27">Данная функция реализует D-триггер. Аргумент dataIn это информационный пин, powerIn это пин который нужен для сохранения значения dataIn в триггере, digits позволяет выбрать разрядность регистров в которые будут сохранены выходные данные.</text:p>
      <text:p text:style-name="P23"/>
      <text:p text:style-name="P25">conBuff()</text:p>
      <text:p text:style-name="P27">Прототип: int conBuff(usi conSignal, usi mainSignal);</text:p>
      <text:p text:style-name="P27">Данная функция реализует управляемый диод. Аргумент conSignal - это управляющий сигнал. А mainSignal это главный сигнал. Если управляющий сигнал это 1 то на выходе диода будет значение главного сигнала в инном случае на выходе 0.</text:p>
      <text:p text:style-name="P23"/>
      <text:p text:style-name="P25">conInv()</text:p>
      <text:p text:style-name="P27">Прототип: int conInv(usi conSignal, usi mainSignal);</text:p>
      <text:p text:style-name="P27">Данная функция реализует управляемый инвертор. Аргумент conSignal - это управляющий сигнал. А minSignal - это главный сигнал. Если conSignal это 1, то на выходе инвертора будет инверсия mainSignal.</text:p>
      <text:p text:style-name="P23"/>
      <text:p text:style-name="P25">castElm()</text:p>
      <text:p text:style-name="P27">Прототип: int castElm(elm e);</text:p>
      <text:p text:style-name="P27">Данная функция возвращает значение с выхода переданного ей элемента elm.</text:p>
      <text:p text:style-name="P23"/>
      <text:p text:style-name="P25">customElm43()</text:p>
      <text:p text:style-name="P27">Прототип: int customElm43(usi table[4][3], usi i1, usi i2);</text:p>
      <text:p text:style-name="P27">Данная функция возвращает значение с выхода пользовательского элемента <text:soft-page-break/>создаваемого на основе передаваемой ей таблицы истинности table для этого элемента. Аргументы i1 и i2 это значеня на входы элемента. Таблица истиности имеет размер 4х3.</text:p>
      <text:p text:style-name="P23"/>
      <text:p text:style-name="P23"/>
      <text:p text:style-name="P4"><text:span text:style-name="T3">Раздел #2 «Иные функции»</text:span></text:p>
      <text:p text:style-name="P23"/>
      <text:p text:style-name="P25">setInput()</text:p>
      <text:p text:style-name="P27">Прототип: void setInput(usi values[], usi digits);</text:p>
      <text:p text:style-name="P27">Данная функция позволяет задать значение Input4 или Input8, число зависит от величины digits.</text:p>
      <text:p text:style-name="P23"/>
      <text:p text:style-name="P25">SevenSegmentIndicator()</text:p>
      <text:p text:style-name="P27">Прототип: void SevenSegmentIndicator(usi pins[]);</text:p>
      <text:p text:style-name="P27">Данная фнкция предназначена для вывода данных с использованием</text:p>
      <text:p text:style-name="P8">семисегментного индикатора.</text:p>
      <text:p text:style-name="P8">Расположение и именование сегментов:</text:p>
      <text:p text:style-name="P8">_<text:tab/> <text:s text:c="4"/>a</text:p>
      <text:p text:style-name="P8">|_| ==&gt; b g f <text:s/></text:p>
      <text:p text:style-name="P8">|_| .<text:tab/> <text:s/>c <text:s/>d e p</text:p>
      <text:p text:style-name="P8">В функцию передаётся регистр с состояниями сегментов. Длиной 8 символов в следующей последовательности: {a, b, c, d, e, f, g, p}, такие последовательности называются IC кодами. </text:p>
      <text:p text:style-name="P13"/>
      <text:p text:style-name="P8">Примечание: советуем также выводить точку потому что она также переводит каретку на новую строку.</text:p>
      <text:p text:style-name="P13"/>
      <text:p text:style-name="P7">SSI_SimpleOutput()</text:p>
      <text:p text:style-name="P8">Прототип: void SSI_SimpleOutput(char character);</text:p>
      <text:p text:style-name="P8">Эта функция берёт на вход символ который нада вывести и выводит его.</text:p>
      <text:p text:style-name="P8">Доступные символы: 0-9, A, C, E, F, G, H, J, L, O, P, S, r, U.</text:p>
      <text:p text:style-name="P23"/>
      <text:p text:style-name="P23"/>
      <text:p text:style-name="P25">button()</text:p>
      <text:p text:style-name="P27">Прототип: int button();</text:p>
      <text:p text:style-name="P27">Данная функция при запуске программы ожидает нажатия любой кнопки с клавиатуры, как только вышеназванное событие произойдёт функция возвратит 1.</text:p>
      <text:p text:style-name="P23"/>
      <text:p text:style-name="P3"><text:span text:style-name="T5">Импульс (в контексте esl.h) – это числовая переменная imp которая становится 0 после работы любого логического элемента.</text:span></text:p>
      <text:p text:style-name="P23"/>
      <text:p text:style-name="P25">impulse()</text:p>
      <text:p text:style-name="P27">Прототип: int impulse(usi doIt);</text:p>
      <text:p text:style-name="P27">Данная функция меняет значение imp на значение doIt.</text:p>
      <text:p text:style-name="P23"/>
      <text:p text:style-name="P25"><text:soft-page-break/>Result()</text:p>
      <text:p text:style-name="P27">Прототип: void Result(usi digits);</text:p>
      <text:p text:style-name="P27">Данная функция при запуске программы выведет значения Input4 или Input8 и Output4 или Output8.</text:p>
      <text:p text:style-name="P23"/>
      <text:p text:style-name="P25">bus()</text:p>
      <text:p text:style-name="P3"><text:span text:style-name="T5">Прототип: int</text:span><text:span text:style-name="T12"> </text:span><text:span text:style-name="T5">bus(usi input[], usi output[], usi lenIn, usi lenOut); </text:span></text:p>
      <text:p text:style-name="P27">Данная функция реализует шину. Копирую значения регистра input в регистр output. Аргумент lenIn это длина input, а lenOut это длина output. Длина output должна быть больше либо равана длине input.</text:p>
      <text:p text:style-name="P23"/>
      <text:p text:style-name="P25">transistor()</text:p>
      <text:p text:style-name="P27">Прототип: int transistor(double signalCon, double signalMain);</text:p>
      <text:p text:style-name="P27">Данная функция реализует транзистор. Аргумент signalCon это база транзистора, а signalMain это эммитер.</text:p>
      <text:p text:style-name="P23"/>
      <text:p text:style-name="P23"/>
      <text:p text:style-name="P13"/>
      <text:p text:style-name="P1"><text:span text:style-name="T3">Раздел #3 «Средства работы с регистрами»</text:span></text:p>
      <text:p text:style-name="P13"/>
      <text:p text:style-name="P2"><text:span text:style-name="T5">Регистр (в контексте этой документации) – это одномерный числовой массив имеющий заданную длину, принимающий значения только 1, 0 или en.</text:span></text:p>
      <text:p text:style-name="P23"/>
      <text:p text:style-name="P23"/>
      <text:p text:style-name="P25">regInversion()</text:p>
      <text:p text:style-name="P27">Прототип: void regInversion(usi reg[], usi len);</text:p>
      <text:p text:style-name="P27">Данная функция инвертирует значения переданного ей региста reg[].. Значение аргумента len равно длине регистра reg[]. </text:p>
      <text:p text:style-name="P23"/>
      <text:p text:style-name="P25">regSetValue() </text:p>
      <text:p text:style-name="P27">Прототип: void regSetValue(usi reg[], usi values[], usi len);</text:p>
      <text:p text:style-name="P27">Данная функция позволяет изменить значения регистра reg[] на значения регистра values[]. Значение аргумента len равно длине регистра reg[], важно отметить что values[] не может быть короче чем reg[].</text:p>
      <text:p text:style-name="P23"/>
      <text:p text:style-name="P24"/>
      <text:p text:style-name="P25">regInc() </text:p>
      <text:p text:style-name="P27">Прототип: void regInc(usi reg[], usi len);</text:p>
      <text:p text:style-name="P27">Данная функция делает истинными все значения в регистре reg[]. Значение len равно длине передаваемого регистра reg[].</text:p>
      <text:p text:style-name="P23"/>
      <text:p text:style-name="P25">regDec()</text:p>
      <text:p text:style-name="P26">Прототип: void regDec(usi reg[], usi len);</text:p>
      <text:p text:style-name="P27">Данная функция далает ложными все значения регистра reg[]. Значение len равно длине передаваемого регистра reg[].</text:p>
      <text:p text:style-name="P23"/>
      <text:p text:style-name="P25"><text:soft-page-break/>en</text:p>
      <text:p text:style-name="P27">Данное выражение указывает на конец регистра, поэтому длина регистра равна его фактической длине и +1 для храниния en.</text:p>
      <text:p text:style-name="P23"/>
      <text:p text:style-name="P23"/>
      <text:p text:style-name="P23"/>
      <text:p text:style-name="P28">Раздел #4 "Инные доступные средства"</text:p>
      <text:p text:style-name="P2"><text:span text:style-name="T5">Регистр (в контексте этой документации) – это одномерный числовой массив имеющий заданную длину, принимающий значения только 1, 0 или en. В esl.h имеются <text:s/>встроенные регистры длинной 8 элементов x2, 16 элементов x2, 32 элемента x2, 64 элемента x2. Встроенные функции для работы с регистрами помимо встроенных могут производить операции и с регистрами созданными вами.</text:span></text:p>
      <text:p text:style-name="P13"/>
      <text:p text:style-name="P2"><text:span text:style-name="T5">Входные и выходные регистры – эти регистры обслуживают встроенные функции. </text:span></text:p>
      <text:p text:style-name="P2"><text:span text:style-name="T5">Input4 / Input8 – эти регистры предназначенны для ввода информации так — как если задавать входные значения для логических элементов используя эти регистры, при вызове функции Result() можно будет наглядно увидеть вводимые и выходные значения со схемы.</text:span></text:p>
      <text:p text:style-name="P2"><text:span text:style-name="T5">Output4 / Output8 – это регистры предназначенные для вывода данных, они могут быть использованы для специфического способа вывода данных со схемы.</text:span></text:p>
      <text:p text:style-name="P13"/>
      <text:p text:style-name="P1"><text:span text:style-name="T4">IC коды</text:span></text:p>
      <text:p text:style-name="P8">В esl.h начиная с версии 0.7 доступны IC коды следующих символов:</text:p>
      <text:p text:style-name="P2"><text:span text:style-name="T5">IC – indicator code (Индикаторный код)</text:span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Символ</text:p>
          </table:table-cell>
          <table:table-cell table:style-name="Таблица1.B1" office:value-type="string">
            <text:p text:style-name="P10">Имя IC кода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B2" office:value-type="string">
            <text:p text:style-name="P8">zero</text:p>
          </table:table-cell>
        </table:table-row>
        <table:table-row>
          <table:table-cell table:style-name="Таблица1.A3" office:value-type="string">
            <text:p text:style-name="P8">1</text:p>
          </table:table-cell>
          <table:table-cell table:style-name="Таблица1.B3" office:value-type="string">
            <text:p text:style-name="P8">one</text:p>
          </table:table-cell>
        </table:table-row>
        <table:table-row>
          <table:table-cell table:style-name="Таблица1.A4" office:value-type="string">
            <text:p text:style-name="P8">2</text:p>
          </table:table-cell>
          <table:table-cell table:style-name="Таблица1.B4" office:value-type="string">
            <text:p text:style-name="P8">two</text:p>
          </table:table-cell>
        </table:table-row>
        <table:table-row>
          <table:table-cell table:style-name="Таблица1.A5" office:value-type="string">
            <text:p text:style-name="P8">3</text:p>
          </table:table-cell>
          <table:table-cell table:style-name="Таблица1.B5" office:value-type="string">
            <text:p text:style-name="P8">tree</text:p>
          </table:table-cell>
        </table:table-row>
        <table:table-row>
          <table:table-cell table:style-name="Таблица1.A6" office:value-type="string">
            <text:p text:style-name="P8">4</text:p>
          </table:table-cell>
          <table:table-cell table:style-name="Таблица1.B6" office:value-type="string">
            <text:p text:style-name="P8">four</text:p>
          </table:table-cell>
        </table:table-row>
        <table:table-row>
          <table:table-cell table:style-name="Таблица1.A7" office:value-type="string">
            <text:p text:style-name="P8">5</text:p>
          </table:table-cell>
          <table:table-cell table:style-name="Таблица1.B7" office:value-type="string">
            <text:p text:style-name="P8">five</text:p>
          </table:table-cell>
        </table:table-row>
        <table:table-row>
          <table:table-cell table:style-name="Таблица1.A8" office:value-type="string">
            <text:p text:style-name="P8">6</text:p>
          </table:table-cell>
          <table:table-cell table:style-name="Таблица1.B8" office:value-type="string">
            <text:p text:style-name="P8">six</text:p>
          </table:table-cell>
        </table:table-row>
        <table:table-row>
          <table:table-cell table:style-name="Таблица1.A9" office:value-type="string">
            <text:p text:style-name="P8">7</text:p>
          </table:table-cell>
          <table:table-cell table:style-name="Таблица1.B9" office:value-type="string">
            <text:p text:style-name="P8">seven</text:p>
          </table:table-cell>
        </table:table-row>
        <table:table-row>
          <table:table-cell table:style-name="Таблица1.A10" office:value-type="string">
            <text:p text:style-name="P8">8</text:p>
          </table:table-cell>
          <table:table-cell table:style-name="Таблица1.B10" office:value-type="string">
            <text:p text:style-name="P8">eight</text:p>
          </table:table-cell>
        </table:table-row>
        <table:table-row>
          <table:table-cell table:style-name="Таблица1.A11" office:value-type="string">
            <text:p text:style-name="P8">9</text:p>
          </table:table-cell>
          <table:table-cell table:style-name="Таблица1.B11" office:value-type="string">
            <text:p text:style-name="P8">nine</text:p>
          </table:table-cell>
        </table:table-row>
        <table:table-row>
          <table:table-cell table:style-name="Таблица1.A12" office:value-type="string">
            <text:p text:style-name="P8">A</text:p>
          </table:table-cell>
          <table:table-cell table:style-name="Таблица1.B12" office:value-type="string">
            <text:p text:style-name="P8">lettA</text:p>
          </table:table-cell>
        </table:table-row>
        <table:table-row>
          <table:table-cell table:style-name="Таблица1.A13" office:value-type="string">
            <text:p text:style-name="P8">B</text:p>
          </table:table-cell>
          <table:table-cell table:style-name="Таблица1.B13" office:value-type="string">
            <text:p text:style-name="P8">lettB</text:p>
          </table:table-cell>
        </table:table-row>
        <table:table-row>
          <table:table-cell table:style-name="Таблица1.A14" office:value-type="string">
            <text:p text:style-name="P8">C</text:p>
          </table:table-cell>
          <table:table-cell table:style-name="Таблица1.B14" office:value-type="string">
            <text:p text:style-name="P8">lettC</text:p>
          </table:table-cell>
        </table:table-row>
        <table:table-row>
          <table:table-cell table:style-name="Таблица1.A15" office:value-type="string">
            <text:p text:style-name="P8">E</text:p>
          </table:table-cell>
          <table:table-cell table:style-name="Таблица1.B15" office:value-type="string">
            <text:p text:style-name="P8">lettE</text:p>
          </table:table-cell>
        </table:table-row>
        <table:table-row>
          <table:table-cell table:style-name="Таблица1.A16" office:value-type="string">
            <text:p text:style-name="P8">F</text:p>
          </table:table-cell>
          <table:table-cell table:style-name="Таблица1.B16" office:value-type="string">
            <text:p text:style-name="P8">lettF</text:p>
          </table:table-cell>
        </table:table-row>
        <table:table-row>
          <table:table-cell table:style-name="Таблица1.A17" office:value-type="string">
            <text:p text:style-name="P8">G</text:p>
          </table:table-cell>
          <table:table-cell table:style-name="Таблица1.B17" office:value-type="string">
            <text:p text:style-name="P8">lettG</text:p>
          </table:table-cell>
        </table:table-row>
        <text:soft-page-break/>
        <table:table-row>
          <table:table-cell table:style-name="Таблица1.A18" office:value-type="string">
            <text:p text:style-name="P8">H</text:p>
          </table:table-cell>
          <table:table-cell table:style-name="Таблица1.B18" office:value-type="string">
            <text:p text:style-name="P8">lettH</text:p>
          </table:table-cell>
        </table:table-row>
        <table:table-row>
          <table:table-cell table:style-name="Таблица1.A19" office:value-type="string">
            <text:p text:style-name="P8">J</text:p>
          </table:table-cell>
          <table:table-cell table:style-name="Таблица1.B19" office:value-type="string">
            <text:p text:style-name="P8">lettJ</text:p>
          </table:table-cell>
        </table:table-row>
        <table:table-row>
          <table:table-cell table:style-name="Таблица1.A20" office:value-type="string">
            <text:p text:style-name="P8">L</text:p>
          </table:table-cell>
          <table:table-cell table:style-name="Таблица1.B20" office:value-type="string">
            <text:p text:style-name="P8">lettL</text:p>
          </table:table-cell>
        </table:table-row>
        <table:table-row>
          <table:table-cell table:style-name="Таблица1.A21" office:value-type="string">
            <text:p text:style-name="P8">O</text:p>
          </table:table-cell>
          <table:table-cell table:style-name="Таблица1.B21" office:value-type="string">
            <text:p text:style-name="P8">lettO</text:p>
          </table:table-cell>
        </table:table-row>
        <table:table-row>
          <table:table-cell table:style-name="Таблица1.A22" office:value-type="string">
            <text:p text:style-name="P8">P</text:p>
          </table:table-cell>
          <table:table-cell table:style-name="Таблица1.B22" office:value-type="string">
            <text:p text:style-name="P8">lettP</text:p>
          </table:table-cell>
        </table:table-row>
        <table:table-row>
          <table:table-cell table:style-name="Таблица1.A23" office:value-type="string">
            <text:p text:style-name="P8">S</text:p>
          </table:table-cell>
          <table:table-cell table:style-name="Таблица1.B23" office:value-type="string">
            <text:p text:style-name="P8">two</text:p>
          </table:table-cell>
        </table:table-row>
        <table:table-row table:style-name="Таблица1.24">
          <table:table-cell table:style-name="Таблица1.A24" office:value-type="string">
            <text:p text:style-name="P8">r</text:p>
          </table:table-cell>
          <table:table-cell table:style-name="Таблица1.B24" office:value-type="string">
            <text:p text:style-name="P8">lettR</text:p>
          </table:table-cell>
        </table:table-row>
        <table:table-row table:style-name="Таблица1.24">
          <table:table-cell table:style-name="Таблица1.A25" office:value-type="string">
            <text:p text:style-name="P8">U</text:p>
          </table:table-cell>
          <table:table-cell table:style-name="Таблица1.B25" office:value-type="string">
            <text:p text:style-name="P8">lettU</text:p>
          </table:table-cell>
        </table:table-row>
      </table:table>
      <text:p text:style-name="P13"/>
      <text:p text:style-name="P7">Аналоговый режим</text:p>
      <text:p text:style-name="P2"><text:span text:style-name="T5">В esl.h с версии 0.12.0 доступен режим аналогового представления данных. Для использования этого режима требуется изменить переменную </text:span><text:span text:style-name="T13">analogMode с 0 на 1. А для передачи аналоговых сигналов в Функции в которых ожидаются цифровые данные импользуйте функцию toBool передавая ей аналоговый сигнал она возвращае цифровой сигнал. Но сигнал не должен превышать 15. Также при работе с аналоговым режимом измените переменную limit на значение выше которого находится 1, а ниже его 0. </text:span></text:p>
      <text:p text:style-name="P13"/>
      <text:p text:style-name="P17">Ввод / вывод</text:p>
      <text:p text:style-name="P18">В esl.h с версии 0.12.2 доступна своя система I/O реализуетися она через:</text:p>
      <text:p text:style-name="P13"/>
      <text:p text:style-name="P17">input()</text:p>
      <text:p text:style-name="P2"><text:span text:style-name="T13">Прототип: </text:span><text:span text:style-name="T5">void input(char* storage);</text:span></text:p>
      <text:p text:style-name="P8">Данная функция реализует простой ввод символов / строк.</text:p>
      <text:p text:style-name="P13"/>
      <text:p text:style-name="P7">output()</text:p>
      <text:p text:style-name="P8">Прототип: void output(char* data);</text:p>
      <text:p text:style-name="P8">Данная функция реализует простой вывод символов / строк.</text:p>
      <text:p text:style-name="P13"/>
      <text:p text:style-name="P11">Раздел #5 "Специализированные типы данных"</text:p>
      <text:p text:style-name="P12"/>
      <text:p text:style-name="P7">Строки</text:p>
      <text:p text:style-name="P8">Общий вид: string &lt;имя&gt; = {&lt;"текст"&gt;, &lt;длина&gt;};</text:p>
      <text:p text:style-name="P8">Доступ к сторке, осуществляется через имя и str через точку: &lt;имя&gt;.str;</text:p>
      <text:p text:style-name="P8">Доступ к длине строки, осуществляется через имя и len через точку: &lt;имя&gt;.size;</text:p>
      <text:p text:style-name="P13"/>
      <text:p text:style-name="P7">Политипы</text:p>
      <text:p text:style-name="P8">Общий вид, инициализация проходит в несколько шагов: </text:p>
      <text:p text:style-name="P2"><text:span text:style-name="T5">1) poly &lt;имя&gt;;</text:span></text:p>
      <text:p text:style-name="P2"><text:span text:style-name="T5">2) to_poly(&lt;имя&gt;, &lt;значение&gt;);</text:span></text:p>
      <text:p text:style-name="P8">Если требуется сохранить число то в &lt;значение&gt; указывается это число в кавычках (""). Если требуется получить доступ к числу сохранённому в политипе, то это можно сделать через следующий синтаксис: &lt;имя&gt;.real_val; если требуется этоже число но в виде текста то пользуйтесь следующей конструкцией: &lt;имя&gt;.ch_val;</text:p>
      <text:p text:style-name="P13"><text:soft-page-break/></text:p>
      <text:p text:style-name="P7">Элементы</text:p>
      <text:p text:style-name="P8">Общий вид: elm &lt;имя&gt; = {&lt;'тип'&gt;, &lt;количество входов &lt;= 10&gt;, &lt;входов&gt;};</text:p>
      <text:p text:style-name="P8">От количества входов (не больше 10) зависит сколько из этих входов будут задействованны функцией castElm (не путать с customElm).</text:p>
      <text:p text:style-name="P8">Пример: elm test = {'&amp;', 2, 1, 1, 0, 0, 0, 0, 0, 0, 0, 0};</text:p>
      <text:p text:style-name="P2"><text:span text:style-name="T5">Здесь '&amp;' означает что это элемент И, 2 означает что у элемента только 2 входа {'&amp;', 2, </text:span><text:span text:style-name="T9">1</text:span><text:span text:style-name="T5">, </text:span><text:span text:style-name="T9">1</text:span><text:span text:style-name="T5">, 0, 0, 0, 0, 0, 0, 0, 0}, <text:s/>а остальные не используются и заполняются нолями. Заполнение не используемых пинов нолями </text:span><text:span text:style-name="T6">ОБЯЗАТЕЛЬНО !</text:span><text:span text:style-name="T5"> Если требуется другой тип элемента то ниже представлен список доступных обозначений:</text:span></text:p>
      <text:p text:style-name="P13"/>
      <text:list xml:id="list3255954673" text:style-name="L1">
        <text:list-item>
          <text:p text:style-name="P9">И ............................................................ '&amp;'</text:p>
        </text:list-item>
        <text:list-item>
          <text:p text:style-name="P9">ИЛИ ....................................................... '|'</text:p>
        </text:list-item>
        <text:list-item>
          <text:p text:style-name="P9">НЕ .......................................................... '!'</text:p>
        </text:list-item>
        <text:list-item>
          <text:p text:style-name="P9">Исключающее - ИЛИ (XOR) .............. '^'</text:p>
        </text:list-item>
        <text:list-item>
          <text:p text:style-name="P9">Не - И (NAND) ..................................... '~'</text:p>
        </text:list-item>
        <text:list-item>
          <text:p text:style-name="P9">NOR ....................................................... '#'</text:p>
        </text:list-item>
      </text:list>
      <text:p text:style-name="P13"/>
      <text:p text:style-name="P7">usi</text:p>
      <text:p text:style-name="P2"><text:span text:style-name="T5">usi - это сокращение от unsigned short int. Применяется повсеместно в EHDL_MWE для оптимизации.</text:span></text:p>
      <text:p text:style-name="P2"><text:span text:style-name="T5"/></text:p>
      <text:p text:style-name="P20"><text:span text:style-name="T5">Bool</text:span></text:p>
      <text:p text:style-name="P21"><text:span text:style-name="T5">Bool </text:span><text:span text:style-name="T7">это двоичный тип данных под который как правило выделяется 4 байта, но из этих 4 байт доступен только один бит. </text:span></text:p>
      <text:p text:style-name="P21"><text:span text:style-name="T7">Пример:</text:span></text:p>
      <text:p text:style-name="P21"><text:span text:style-name="T7">...</text:span></text:p>
      <text:p text:style-name="P21"><text:span text:style-name="T5">Bool test = {1};</text:span></text:p>
      <text:p text:style-name="P21"><text:span text:style-name="T5">…</text:span></text:p>
      <text:p text:style-name="P22"><text:span text:style-name="T5">Здесь создается двоичная переменная </text:span><text:span text:style-name="T8">test </text:span><text:span text:style-name="T5">значение которой равно 1.</text:span></text:p>
      <text:p text:style-name="P12"/>
      <text:p text:style-name="P13"/>
      <text:p text:style-name="P11">Раздел #6 "Специальные операторы"</text:p>
      <text:p text:style-name="P12"/>
      <text:p text:style-name="P7">and</text:p>
      <text:p text:style-name="P8">Общий вид: &lt;операнд_1&gt; and &lt;операнд_2&gt;</text:p>
      <text:p text:style-name="P8">Возвращает 1 только если оба операнда не равны 0.</text:p>
      <text:p text:style-name="P13"/>
      <text:p text:style-name="P7">or</text:p>
      <text:p text:style-name="P8">Общий вид: &lt;операнд_1&gt; or &lt;операнд_2&gt;</text:p>
      <text:p text:style-name="P8">Возвращает 1 только если один или оба операнда равны 1.</text:p>
      <text:p text:style-name="P13"/>
      <text:p text:style-name="P7">not</text:p>
      <text:p text:style-name="P8">Общий вид: not &lt;операнд_1&gt;</text:p>
      <text:p text:style-name="P8"><text:soft-page-break/>Возвращает 1 только если операнд равен 0.</text:p>
      <text:p text:style-name="P13"/>
      <text:p text:style-name="P7">xor</text:p>
      <text:p text:style-name="P8">Общий вид: &lt;операнд_1&gt; xor &lt;операнд_2&gt;</text:p>
      <text:p text:style-name="P8">Возвращает 1 только если оба операнда не равны 1 и оба операнда не равны 0.</text:p>
      <text:p text:style-name="P13"/>
      <text:p text:style-name="P7">shir</text:p>
      <text:p text:style-name="P8">От (shift right), Общий вид: &lt;операнд_1&gt; shir &lt;операнд_2&gt;</text:p>
      <text:p text:style-name="P8">Сдвигает &lt;операнд_1&gt; на &lt;операнд_2&gt; битов вправо.</text:p>
      <text:p text:style-name="P13"/>
      <text:p text:style-name="P7">shil</text:p>
      <text:p text:style-name="P8">От (shift left), Общий вид: &lt;операнд_1&gt; shil &lt;операнд_2&gt;</text:p>
      <text:p text:style-name="P8">Сдвигает &lt;операнд_1&gt; на &lt;операнд_2&gt; битов влево.</text:p>
      <text:p text:style-name="P13"/>
      <text:p text:style-name="P7">$()</text:p>
      <text:p text:style-name="P8">Общий вид: &lt;операнд_1&gt; $(&lt;операнд_2&gt;)</text:p>
      <text:p text:style-name="P8">Увеличивает &lt;операнд_1&gt; на &lt;операнд_2&gt; раз.</text:p>
      <text:p text:style-name="P13"/>
      <text:p text:style-name="P7">_()</text:p>
      <text:p text:style-name="P8">Общий вид: &lt;операнд_1&gt; _(&lt;операнд_2&gt;)</text:p>
      <text:p text:style-name="P8">Уменьшает &lt;операнд_1&gt; на &lt;операнд_2&gt; раз.</text:p>
      <text:p text:style-name="P13"/>
      <text:p text:style-name="P15">MSG()</text:p>
      <text:p text:style-name="P16">Общий вид<text:span text:style-name="T14">: MSG(“&lt;</text:span>данные, заполнители<text:span text:style-name="T14">&gt;”, &lt;</text:span>данные<text:span text:style-name="T14">&gt;)</text:span></text:p>
      <text:p text:style-name="P16">Реализует форматированный ввод вывод.</text:p>
      <text:p text:style-name="P14"/>
      <text:p text:style-name="P13"/>
      <text:p text:style-name="P11">Раздел #7 "Типы ошибок"</text:p>
      <text:p text:style-name="P13"/>
      <text:p text:style-name="P8">В EHDL начиная с версии 0.11.1 введена дополнительная система поиска ошибок. На данный момент вы можете столкнуться только с двумя типами ошибок.</text:p>
      <text:p text:style-name="P13"/>
      <text:p text:style-name="P2"><text:span text:style-name="T5">1 тип. Это ошибки под кодовым названием BTE (Bool Type Error), ошибка возникает при попытке передачи аналового значения туда где ожидается цифровое.</text:span></text:p>
      <text:p text:style-name="P13"/>
      <text:p text:style-name="P2"><text:span text:style-name="T5">2 тип. Это ошибки под кодовым названием PVE (Polytype Value Error), они возникают когда при взаимодействии с политипом оказывается что при приведении к числам значения полей политипа являются разными. </text:span></text:p>
      <text:p text:style-name="P13"/>
      <text:p text:style-name="P5">Стандартный отладчик EHDL_MWE</text:p>
      <text:p text:style-name="P5">Документация к заголовочному файлу esd.h версии 1.0 и выше.</text:p>
      <text:p text:style-name="P12"><text:soft-page-break/></text:p>
      <text:p text:style-name="P11">Раздел #1 "Отладчик"</text:p>
      <text:p text:style-name="P12"/>
      <text:p text:style-name="P7">go()</text:p>
      <text:p text:style-name="P8">Прототип: void go(int block1, int block2, int block3, int block4);</text:p>
      <text:p text:style-name="P8">Данная функция запускает блоки кода определённые аргументами. Если blockn имеет значение не равное 0 то этот блок будет выполнен.</text:p>
      <text:p text:style-name="P13"/>
      <text:p text:style-name="P7">part1() / part2() / part3() / part4()</text:p>
      <text:p text:style-name="P8">Прототипы: void partn(); (n - это число, 1 &lt;= n &lt;= 4)</text:p>
      <text:p text:style-name="P8">Эти функции являются блоками кода выполняемыми go(). Все используемые блоки должны быть определены.</text:p>
      <text:p text:style-name="P13"/>
      <text:p text:style-name="P12"/>
      <text:p text:style-name="P13"/>
      <text:p text:style-name="P5">Дополнительный файл стандартной библиотеки EHDL_MWE ael.h</text:p>
      <text:p text:style-name="P5">Документация.</text:p>
      <text:p text:style-name="P12"/>
      <text:p text:style-name="P7">summator()</text:p>
      <text:p text:style-name="P8">Прототип: void summator(usi p, usi a, usi b, usi* s, usi* pi);</text:p>
      <text:p text:style-name="P8">Данная функция реализует сумматор.</text:p>
      <text:p text:style-name="P13"/>
      <text:p text:style-name="P7">halfadder()</text:p>
      <text:p text:style-name="P8">Прототип: void halfadder(usi x, usi y, usi* s, usi* c);</text:p>
      <text:p text:style-name="P8">Данная функция реализует полусумматор.</text:p>
      <text:p text:style-name="P12"/>
      <text:p text:style-name="P7">major()</text:p>
      <text:p text:style-name="P8">Прототип: void major(usi x1, usi x2, usi x3, usi* y);</text:p>
      <text:p text:style-name="P8">Данная функция реализует мажоритарный элемент.</text:p>
      <text:p text:style-name="P13"/>
      <text:p text:style-name="P5">Язык описания аппаратуры tec.</text:p>
      <text:p text:style-name="P5">Документация к заголовочному файлу tec.h</text:p>
      <text:p text:style-name="P12"/>
      <text:p text:style-name="P11">Раздел #1 "Встроенные средства" </text:p>
      <text:p text:style-name="P13"/>
      <text:p text:style-name="P7">table()</text:p>
      <text:p text:style-name="P8">Прототип: int table(int tab[4][3], int i1, int i2);</text:p>
      <text:p text:style-name="P8">Данная функция аналогична table43() в esl.h</text:p>
      <text:p text:style-name="P13"/>
      <text:p text:style-name="P7">flash</text:p>
      <text:p text:style-name="P8">Это очень быстрый тип данных, является числом.</text:p>
      <text:p text:style-name="P13"><text:soft-page-break/></text:p>
      <text:p text:style-name="P7">quick</text:p>
      <text:p text:style-name="P8">Это unsigned short int.</text:p>
      <text:p text:style-name="P13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nsolas" svg:font-family="Consolas"/>
    <style:font-face style:name="Segoe UI Symbol" svg:font-family="'Segoe UI Symbol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8:26:49.333000000</dc:date>
    <meta:editing-duration>PT16M35S</meta:editing-duration>
    <meta:editing-cycles>2</meta:editing-cycles>
    <meta:generator>LibreOffice/6.1.4.2$Windows_x86 LibreOffice_project/9d0f32d1f0b509096fd65e0d4bec26ddd1938fd3</meta:generator>
    <meta:document-statistic meta:table-count="1" meta:image-count="0" meta:object-count="0" meta:page-count="10" meta:paragraph-count="250" meta:word-count="1864" meta:character-count="12861" meta:non-whitespace-character-count="11220"/>
  </office:meta>
</office:document-meta>
</file>